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bd9b" officeooo:paragraph-rsid="0010bd9b"/>
    </style:style>
    <style:style style:name="P2" style:family="paragraph" style:parent-style-name="Standard">
      <style:text-properties officeooo:rsid="0010bd9b" officeooo:paragraph-rsid="0013bec8"/>
    </style:style>
    <style:style style:name="P3" style:family="paragraph" style:parent-style-name="Standard">
      <style:text-properties officeooo:rsid="0011d6d4" officeooo:paragraph-rsid="0011d6d4"/>
    </style:style>
    <style:style style:name="P4" style:family="paragraph" style:parent-style-name="Standard">
      <style:text-properties officeooo:rsid="0013bec8" officeooo:paragraph-rsid="0013bec8"/>
    </style:style>
    <style:style style:name="P5" style:family="paragraph" style:parent-style-name="Standard">
      <style:text-properties officeooo:rsid="0013bec8" officeooo:paragraph-rsid="0013bec8"/>
    </style:style>
    <style:style style:name="P6" style:family="paragraph" style:parent-style-name="Standard">
      <style:text-properties officeooo:rsid="0016a009" officeooo:paragraph-rsid="0016a009"/>
    </style:style>
    <style:style style:name="P7" style:family="paragraph" style:parent-style-name="Standard">
      <style:text-properties officeooo:rsid="0017368a" officeooo:paragraph-rsid="0017368a"/>
    </style:style>
    <style:style style:name="T1" style:family="text">
      <style:text-properties officeooo:rsid="0011d6d4"/>
    </style:style>
    <style:style style:name="T2" style:family="text">
      <style:text-properties officeooo:rsid="0013bec8"/>
    </style:style>
    <style:style style:name="T3" style:family="text">
      <style:text-properties officeooo:rsid="0017368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Cài đặt</text:p>
      <text:p text:style-name="P1">2. Demo</text:p>
      <text:p text:style-name="P1">2.1. Users Resource</text:p>
      <text:p text:style-name="P1">- rails generate scaffold User name:string email:string</text:p>
      <text:p text:style-name="P1">- rake db:migrate</text:p>
      <text:p text:style-name="P1">Nó sẽ gen cho mình những thao tác cơ bản cho form User ví dụ như thêm, sửa, xóa User</text:p>
      <text:p text:style-name="P1">Điểm yếu:</text:p>
      <text:p text:style-name="P1">- Không validation dữ liệu</text:p>
      <text:p text:style-name="P1">- Không có xác minh authentication</text:p>
      <text:p text:style-name="P1">- Không có kiểm tra tests</text:p>
      <text:p text:style-name="P1">- Không có sự sắp xếp layout</text:p>
      <text:p text:style-name="P1">- Khó hiểu</text:p>
      <text:p text:style-name="P1">2.3. The Micro posts Resource</text:p>
      <text:p text:style-name="P1">Nên có so sánh với Users Resource</text:p>
      <text:p text:style-name="P4">2.4. Kết luận</text:p>
      <text:p text:style-name="P2">Điểm <text:span text:style-name="T1">mạnh:</text:span></text:p>
      <text:p text:style-name="P1">- <text:span text:style-name="T1">Chương trình Rails ở mức cao</text:span></text:p>
      <text:p text:style-name="P3">- Giới thiệu về <text:span text:style-name="T2">mô hình MVC</text:span></text:p>
      <text:p text:style-name="P3">- <text:span text:style-name="T2">Giới thiệu qua về REST architecture</text:span></text:p>
      <text:p text:style-name="P4">- Bắt đầu việc mô hình hóa dữ liệu</text:p>
      <text:p text:style-name="P4">- Database-backed web application in production</text:p>
      <text:p text:style-name="P4">Điểm yếu:</text:p>
      <text:p text:style-name="P4">- Không có tùy chọn layout hoặc styling</text:p>
      <text:p text:style-name="P4">- Không có trang web tĩnh</text:p>
      <text:p text:style-name="P4">- Không có mật khẩu người dùng</text:p>
      <text:p text:style-name="P4">- No user images</text:p>
      <text:p text:style-name="P4">- No signing in</text:p>
      <text:p text:style-name="P4">- No security</text:p>
      <text:p text:style-name="P4">- Không tự động kết hợp user/micropost</text:p>
      <text:p text:style-name="P4">- Không có khái niệm following or followed</text:p>
      <text:p text:style-name="P4">- Không cung cấp micropost</text:p>
      <text:p text:style-name="P4">- No test-driven development</text:p>
      <text:p text:style-name="P4">- No real understanding</text:p>
      <text:p text:style-name="P4"/>
      <text:p text:style-name="P6">Chapter 3: Mostly Static Pages</text:p>
      <text:p text:style-name="P6">1. Static Pages</text:p>
      <text:p text:style-name="P6">Có thể gọi các file trực tiếp trên browser trong thư mục public</text:p>
      <text:p text:style-name="P6">$ rails generate controller Pages home contact</text:p>
      <text:p text:style-name="P6">Tạo ra một controller cùng với view đi kèm</text:p>
      <text:p text:style-name="P6">localhost:3000/pages/home</text:p>
      <text:p text:style-name="P6">2. Our First Tests</text:p>
      <text:p text:style-name="P6">Tool test sử dụng ở đây là rspec</text:p>
      <text:p text:style-name="P6">Thêm 2 dòng trong test vào file Gemfile</text:p>
      <text:p text:style-name="P6">gem 'rspect', '2.0.1'</text:p>
      <text:p text:style-name="P6">gem 'webrat', '0.7.1'</text:p>
      <text:p text:style-name="P6">- Autotest: <text:span text:style-name="T3">là một công cụ để chạy một cách liên tục các test suite in background dựa trên sự thay đổi của các file mà ta tạo. Ví dụ khi ta thay đổi file controller thì autotest sẽ test cho controller đó và kết quả trả về lập tức.</text:span></text:p>
      <text:p text:style-name="P7">Cài đặt:</text:p>
      <text:p text:style-name="P7"><text:soft-page-break/>$ sudo gem install autotest -v 4.3.2</text:p>
      <text:p text:style-name="P7">$ sudo gem install autotest-rails-pure -v 4.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3T17:21:11.920455250</meta:creation-date>
    <dc:date>2015-04-11T02:09:26.885072998</dc:date>
    <meta:editing-duration>PT1H50M2S</meta:editing-duration>
    <meta:editing-cycles>3</meta:editing-cycles>
    <meta:generator>LibreOffice/4.3.3.2$Linux_X86_64 LibreOffice_project/430m0$Build-2</meta:generator>
    <meta:document-statistic meta:table-count="0" meta:image-count="0" meta:object-count="0" meta:page-count="2" meta:paragraph-count="48" meta:word-count="312" meta:character-count="1561" meta:non-whitespace-character-count="1297"/>
  </office:meta>
</office:document-meta>
</file>